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s" fo:country="ES" fo:font-weight="bold" officeooo:rsid="00147c1a" officeooo:paragraph-rsid="001b5468" fo:background-color="#cfe7f5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text-properties style:font-name="times new roman" fo:font-size="12pt" fo:language="es" fo:country="ES" fo:font-weight="bold" officeooo:rsid="00147c1a" officeooo:paragraph-rsid="001b5468" fo:background-color="#cfe7f5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es" fo:country="ES" fo:font-weight="bold" officeooo:rsid="00156501" officeooo:paragraph-rsid="001b5468" fo:background-color="#cfe7f5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text-properties style:font-name="times new roman" fo:font-size="12pt" fo:language="es" fo:country="ES" officeooo:rsid="00147c1a" officeooo:paragraph-rsid="001b5468" fo:background-color="#cfe7f5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12pt" fo:language="es" fo:country="ES" fo:font-weight="bold" officeooo:rsid="00156501" officeooo:paragraph-rsid="001b5468" fo:background-color="#cfe7f5" style:font-size-asian="12pt" style:font-weight-asian="bold" style:font-name-complex="times new roman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bots Móviles y Agentes Inteligentes</text:p>
      <text:p text:style-name="P3">M.I. Marco Negrete</text:p>
      <text:p text:style-name="P3">Resumen de temas</text:p>
      <text:p text:style-name="P1"/>
      <text:p text:style-name="P2">Índice</text:p>
      <text:p text:style-name="P2">1. Introducción</text:p>
      <text:p text:style-name="P2"/>
      <text:p text:style-name="P4"><text:tab/>1.1. Primitivas de la robótica</text:p>
      <text:p text:style-name="P4"><text:tab/>1.2. Componentes básicos de un robot móvil </text:p>
      <text:p text:style-name="P4"><text:tab/>1.3. Paradigmas de la robótica </text:p>
      <text:p text:style-name="P4"/>
      <text:p text:style-name="P2">2. El problema de la planeación de movimientos</text:p>
      <text:p text:style-name="P4"><text:span text:style-name="T1"><text:tab/></text:span>2.1. Tareas en la planeación de movimientos </text:p>
      <text:p text:style-name="P4"><text:tab/>2.2. Caracterı́sticas del robot</text:p>
      <text:p text:style-name="P4"><text:tab/>2.3. Caracterı́sticas de los algoritmos </text:p>
      <text:p text:style-name="P4"/>
      <text:p text:style-name="P2">3. Planeación de rutas</text:p>
      <text:p text:style-name="P4"><text:tab/>3.1. Celdas de ocupación</text:p>
      <text:p text:style-name="P4"><text:tab/>3.2. El algoritmo A* </text:p>
      <text:p text:style-name="P4"><text:tab/>3.3. Suavizado por descenso del gradiente </text:p>
      <text:p text:style-name="P4"/>
      <text:p text:style-name="P2">4. Modelo cinemático y control de posición</text:p>
      <text:p text:style-name="P4"><text:span text:style-name="T1"><text:tab/></text:span>4.1. Modelo en variables de estado</text:p>
      <text:p text:style-name="P4"><text:tab/>4.2. Estabilidad de sistemas no lineales </text:p>
      <text:p text:style-name="P4"><text:tab/>4.3. Leyes de control </text:p>
      <text:p text:style-name="P4"/>
      <text:p text:style-name="P2">5. Campos potenciales artificiales</text:p>
      <text:p text:style-name="P4"><text:tab/>5.1. Diseño mediante campos atractivos y repulsivos</text:p>
      <text:p text:style-name="P4"><text:tab/>5.2. Movimiento por descenso del gradiente </text:p>
      <text:p text:style-name="P4"/>
      <text:p text:style-name="P2">6. Localización</text:p>
      <text:p text:style-name="P4"><text:tab/>6.1. El Filtro de Kalman Extendido </text:p>
      <text:p text:style-name="P4"><text:tab/>6.2. Método del histograma </text:p>
      <text:p text:style-name="P4"/>
      <text:p text:style-name="P2">7. La plataforma 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01:13:31.371197906</meta:creation-date>
    <dc:date>2017-08-04T01:14:41.609855209</dc:date>
    <meta:editing-duration>PT1M10S</meta:editing-duration>
    <meta:editing-cycles>1</meta:editing-cycles>
    <meta:document-statistic meta:table-count="0" meta:image-count="0" meta:object-count="0" meta:page-count="1" meta:paragraph-count="27" meta:word-count="129" meta:character-count="844" meta:non-whitespace-character-count="715"/>
    <meta:generator>LibreOffice/5.1.4.2$Linux_X86_64 LibreOffice_project/10m0$Build-2</meta:generator>
  </office:meta>
</office:document-meta>
</file>